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color="#3465a4" draw:textarea-horizontal-align="justify" draw:textarea-vertical-align="middle" draw:auto-grow-height="false" fo:min-height="23.75cm" fo:min-width="17.4cm"/>
    </style:style>
    <style:style style:name="gr4" style:family="graphic" style:parent-style-name="standard">
      <style:graphic-properties draw:stroke="none" svg:stroke-color="#000000" draw:fill="none" draw:fill-color="#ffffff" fo:min-height="2.95cm"/>
    </style:style>
    <style:style style:name="gr5" style:family="graphic" style:parent-style-name="standard">
      <style:graphic-properties draw:stroke="none" svg:stroke-color="#000000" draw:fill="none" draw:fill-color="#ffffff" fo:min-height="2.05cm"/>
    </style:style>
    <style:style style:name="gr6" style:family="graphic" style:parent-style-name="standard">
      <style:graphic-properties draw:stroke="none" svg:stroke-color="#000000" draw:fill="none" draw:fill-color="#ffffff" fo:min-height="2.401cm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78cm" fo:min-width="2.118cm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64cm" fo:min-width="2.542cm"/>
    </style:style>
    <style:style style:name="gr18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081cm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01cm" svg:y1="10.4cm" svg:x2="8.101cm" svg:y2="12.6cm">
          <text:p/>
        </draw:line>
        <draw:line draw:style-name="gr1" draw:text-style-name="P1" draw:layer="layout" svg:x1="8.101cm" svg:y1="10.8cm" svg:x2="7.401cm" svg:y2="11.2cm">
          <text:p/>
        </draw:line>
        <draw:line draw:style-name="gr1" draw:text-style-name="P1" draw:layer="layout" svg:x1="8.101cm" svg:y1="10.8cm" svg:x2="8.801cm" svg:y2="11.2cm">
          <text:p/>
        </draw:line>
        <draw:line draw:style-name="gr1" draw:text-style-name="P1" draw:layer="layout" svg:x1="8.101cm" svg:y1="12.6cm" svg:x2="7.701cm" svg:y2="13.4cm">
          <text:p/>
        </draw:line>
        <draw:line draw:style-name="gr1" draw:text-style-name="P1" draw:layer="layout" svg:x1="8.101cm" svg:y1="12.6cm" svg:x2="8.501cm" svg:y2="13.4cm">
          <text:p/>
        </draw:line>
        <draw:custom-shape draw:style-name="gr2" draw:text-style-name="P2" draw:layer="layout" svg:width="0.8cm" svg:height="0.8cm" svg:x="7.701cm" svg:y="9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8.1cm" svg:y1="19.6cm" svg:x2="8.1cm" svg:y2="21.8cm">
          <text:p/>
        </draw:line>
        <draw:line draw:style-name="gr1" draw:text-style-name="P1" draw:layer="layout" svg:x1="8.1cm" svg:y1="20cm" svg:x2="7.4cm" svg:y2="20.4cm">
          <text:p/>
        </draw:line>
        <draw:line draw:style-name="gr1" draw:text-style-name="P1" draw:layer="layout" svg:x1="8.1cm" svg:y1="20cm" svg:x2="8.8cm" svg:y2="20.4cm">
          <text:p/>
        </draw:line>
        <draw:line draw:style-name="gr1" draw:text-style-name="P1" draw:layer="layout" svg:x1="8.1cm" svg:y1="21.8cm" svg:x2="7.7cm" svg:y2="22.6cm">
          <text:p/>
        </draw:line>
        <draw:line draw:style-name="gr1" draw:text-style-name="P1" draw:layer="layout" svg:x1="8.1cm" svg:y1="21.8cm" svg:x2="8.5cm" svg:y2="22.6cm">
          <text:p/>
        </draw:line>
        <draw:custom-shape draw:style-name="gr2" draw:text-style-name="P2" draw:layer="layout" svg:width="0.8cm" svg:height="0.8cm" svg:x="7.7cm" svg:y="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2.701cm" svg:y1="14.9cm" svg:x2="2.701cm" svg:y2="17.1cm">
          <text:p/>
        </draw:line>
        <draw:line draw:style-name="gr1" draw:text-style-name="P1" draw:layer="layout" svg:x1="2.701cm" svg:y1="15.3cm" svg:x2="2.001cm" svg:y2="15.7cm">
          <text:p/>
        </draw:line>
        <draw:line draw:style-name="gr1" draw:text-style-name="P1" draw:layer="layout" svg:x1="2.701cm" svg:y1="15.3cm" svg:x2="3.401cm" svg:y2="15.7cm">
          <text:p/>
        </draw:line>
        <draw:line draw:style-name="gr1" draw:text-style-name="P1" draw:layer="layout" svg:x1="2.701cm" svg:y1="17.1cm" svg:x2="2.301cm" svg:y2="17.9cm">
          <text:p/>
        </draw:line>
        <draw:line draw:style-name="gr1" draw:text-style-name="P1" draw:layer="layout" svg:x1="2.701cm" svg:y1="17.1cm" svg:x2="3.101cm" svg:y2="17.9cm">
          <text:p/>
        </draw:line>
        <draw:custom-shape draw:style-name="gr2" draw:text-style-name="P2" draw:layer="layout" svg:width="0.8cm" svg:height="0.8cm" svg:x="2.301cm" svg:y="14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2" draw:layer="layout" svg:width="17.9cm" svg:height="24cm" svg:x="10.7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4.3cm" svg:height="3.2cm" svg:x="0.501cm" svg:y="18.3cm">
          <draw:text-box>
            <text:p text:style-name="P2">Application</text:p>
            <text:p text:style-name="P2">Customer </text:p>
          </draw:text-box>
        </draw:frame>
        <draw:frame draw:style-name="gr5" draw:text-style-name="P4" draw:layer="layout" svg:width="3.4cm" svg:height="2.3cm" svg:x="6.4cm" svg:y="22.8cm">
          <draw:text-box>
            <text:p text:style-name="P2">New Customer</text:p>
          </draw:text-box>
        </draw:frame>
        <draw:frame draw:style-name="gr6" draw:text-style-name="P4" draw:layer="layout" svg:width="3.8cm" svg:height="2.651cm" svg:x="6.1cm" svg:y="13.4cm">
          <draw:text-box>
            <text:p text:style-name="P2">Registered</text:p>
            <text:p text:style-name="P2">Bank Customer</text:p>
          </draw:text-box>
        </draw:frame>
        <draw:line draw:style-name="gr1" draw:text-style-name="P1" draw:layer="layout" svg:x1="32.4cm" svg:y1="13.527cm" svg:x2="32.4cm" svg:y2="15.727cm">
          <text:p/>
        </draw:line>
        <draw:line draw:style-name="gr1" draw:text-style-name="P1" draw:layer="layout" svg:x1="32.4cm" svg:y1="13.927cm" svg:x2="31.7cm" svg:y2="14.327cm">
          <text:p/>
        </draw:line>
        <draw:line draw:style-name="gr1" draw:text-style-name="P1" draw:layer="layout" svg:x1="32.4cm" svg:y1="13.927cm" svg:x2="33.1cm" svg:y2="14.327cm">
          <text:p/>
        </draw:line>
        <draw:line draw:style-name="gr1" draw:text-style-name="P1" draw:layer="layout" svg:x1="32.4cm" svg:y1="15.727cm" svg:x2="32cm" svg:y2="16.527cm">
          <text:p/>
        </draw:line>
        <draw:line draw:style-name="gr1" draw:text-style-name="P1" draw:layer="layout" svg:x1="32.4cm" svg:y1="15.727cm" svg:x2="32.8cm" svg:y2="16.527cm">
          <text:p/>
        </draw:line>
        <draw:custom-shape draw:style-name="gr2" draw:text-style-name="P2" draw:layer="layout" svg:width="0.8cm" svg:height="0.8cm" svg:x="32cm" svg:y="12.92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1" draw:layer="layout" svg:x1="8.1cm" svg:y1="3.516cm" svg:x2="8.1cm" svg:y2="5.716cm">
          <text:p/>
        </draw:line>
        <draw:line draw:style-name="gr7" draw:text-style-name="P1" draw:layer="layout" svg:x1="8.1cm" svg:y1="3.916cm" svg:x2="7.4cm" svg:y2="4.316cm">
          <text:p/>
        </draw:line>
        <draw:line draw:style-name="gr7" draw:text-style-name="P1" draw:layer="layout" svg:x1="8.1cm" svg:y1="3.916cm" svg:x2="8.8cm" svg:y2="4.316cm">
          <text:p/>
        </draw:line>
        <draw:line draw:style-name="gr7" draw:text-style-name="P1" draw:layer="layout" svg:x1="8.1cm" svg:y1="5.716cm" svg:x2="7.7cm" svg:y2="6.516cm">
          <text:p/>
        </draw:line>
        <draw:line draw:style-name="gr7" draw:text-style-name="P1" draw:layer="layout" svg:x1="8.1cm" svg:y1="5.716cm" svg:x2="8.5cm" svg:y2="6.516cm">
          <text:p/>
        </draw:line>
        <draw:custom-shape draw:style-name="gr8" draw:text-style-name="P2" draw:layer="layout" svg:width="0.8cm" svg:height="0.8cm" svg:x="7.7cm" svg:y="2.9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9" draw:text-style-name="P4" draw:layer="layout" svg:width="5cm" svg:height="2.384cm" svg:x="5.7cm" svg:y="6.916cm">
          <draw:text-box>
            <text:p text:style-name="P2">Bank</text:p>
            <text:p text:style-name="P2">Administrator</text:p>
            <text:p/>
          </draw:text-box>
        </draw:frame>
        <draw:frame draw:style-name="gr10" draw:text-style-name="P4" draw:layer="layout" svg:width="5cm" svg:height="1.673cm" svg:x="29.9cm" svg:y="16.727cm">
          <draw:text-box>
            <text:p text:style-name="P2">Bank</text:p>
            <text:p/>
          </draw:text-box>
        </draw:frame>
        <draw:line draw:style-name="gr11" draw:text-style-name="P1" draw:layer="layout" svg:x1="3.7cm" svg:y1="16.4cm" svg:x2="7.5cm" svg:y2="11.9cm">
          <text:p/>
        </draw:line>
        <draw:line draw:style-name="gr11" draw:text-style-name="P1" draw:layer="layout" svg:x1="3.7cm" svg:y1="16.4cm" svg:x2="7.5cm" svg:y2="20.9cm">
          <text:p/>
        </draw:line>
        <draw:custom-shape draw:style-name="gr12" draw:text-style-name="P5" draw:layer="layout" svg:width="3.7cm" svg:height="2.3cm" svg:x="14.2cm" svg:y="23.6cm">
          <text:p text:style-name="P2">Client</text:p>
          <text:p text:style-name="P2">Regist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14.3cm" svg:y="10.5cm">
          <text:p text:style-name="P2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17.9cm" svg:y="13.7cm">
          <text:p text:style-name="P2">Trans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13.6cm" svg:y="17.5cm">
          <text:p text:style-name="P2">Purchase</text:p>
          <text:p text:style-name="P2">Curren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18.2cm" svg:y="18.6cm">
          <text:p text:style-name="P2">Sale</text:p>
          <text:p text:style-name="P2">Curren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23cm" svg:y="16.9cm">
          <text:p text:style-name="P2">View</text:p>
          <text:p text:style-name="P2">Your</text:p>
          <text:p text:style-name="P2">His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22.2cm" svg:y="9.6cm">
          <text:p text:style-name="P2">Wrong</text:p>
          <text:p text:style-name="P2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1cm" svg:y1="15.3cm" svg:x2="21.6cm" svg:y2="15cm">
          <text:p/>
        </draw:line>
        <draw:line draw:style-name="gr13" draw:text-style-name="P1" draw:layer="layout" svg:x1="8.6cm" svg:y1="12cm" svg:x2="14.3cm" svg:y2="11.5cm">
          <text:p/>
        </draw:line>
        <draw:line draw:style-name="gr13" draw:text-style-name="P1" draw:layer="layout" svg:x1="8.7cm" svg:y1="21.1cm" svg:x2="14.2cm" svg:y2="24.7cm">
          <text:p/>
        </draw:line>
        <draw:line draw:style-name="gr14" draw:text-style-name="P1" draw:layer="layout" svg:x1="19cm" svg:y1="13.8cm" svg:x2="17.2cm" svg:y2="12.6cm">
          <text:p/>
        </draw:line>
        <draw:line draw:style-name="gr14" draw:text-style-name="P1" draw:layer="layout" svg:x1="22.2cm" svg:y1="10.7cm" svg:x2="17.9cm" svg:y2="11.8cm">
          <text:p/>
        </draw:line>
        <draw:line draw:style-name="gr13" draw:text-style-name="P1" draw:layer="layout" svg:x1="18.5cm" svg:y1="15.7cm" svg:x2="16.1cm" svg:y2="17.6cm">
          <text:p/>
        </draw:line>
        <draw:line draw:style-name="gr13" draw:text-style-name="P1" draw:layer="layout" svg:x1="19.9cm" svg:y1="16cm" svg:x2="20.1cm" svg:y2="18.6cm">
          <text:p/>
        </draw:line>
        <draw:custom-shape draw:style-name="gr12" draw:text-style-name="P5" draw:layer="layout" svg:width="3.7cm" svg:height="2.3cm" svg:x="20.8cm" svg:y="23cm">
          <text:p text:style-name="P2">Wrong</text:p>
          <text:p text:style-name="P2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9cm" svg:y1="24.7cm" svg:x2="20.8cm" svg:y2="24.4cm">
          <text:p/>
        </draw:line>
        <draw:frame draw:style-name="gr15" draw:text-style-name="P6" draw:layer="layout" svg:width="3.017cm" svg:height="0.763cm" svg:x="17.2cm" svg:y="3.837cm">
          <draw:text-box>
            <text:p><text:span text:style-name="T1">&lt;&lt;include&gt;&gt;</text:span></text:p>
          </draw:text-box>
        </draw:frame>
        <draw:frame draw:style-name="gr16" draw:text-style-name="P6" draw:layer="layout" svg:width="2.94cm" svg:height="0.763cm" svg:x="18.66cm" svg:y="10.637cm">
          <draw:text-box>
            <text:p><text:span text:style-name="T1">&lt;&lt;extend&gt;&gt;</text:span></text:p>
          </draw:text-box>
        </draw:frame>
        <draw:frame draw:style-name="gr16" draw:text-style-name="P6" draw:layer="layout" svg:width="2.94cm" svg:height="0.763cm" svg:x="17.96cm" svg:y="23.9cm">
          <draw:text-box>
            <text:p><text:span text:style-name="T1">&lt;&lt;extend&gt;&gt;</text:span></text:p>
          </draw:text-box>
        </draw:frame>
        <draw:custom-shape draw:style-name="gr17" draw:text-style-name="P5" draw:layer="layout" svg:width="4.3cm" svg:height="2.672cm" svg:x="13.4cm" svg:y="4.4cm">
          <text:p text:style-name="P2">System</text:p>
          <text:p text:style-name="P2">Maintan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20.2cm" svg:y="3.2cm">
          <text:p text:style-name="P2">System</text:p>
          <text:p text:style-name="P2">Repor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20.2cm" svg:y="6.1cm">
          <text:p text:style-name="P2">System</text:p>
          <text:p text:style-name="P2">Shut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2.3cm" svg:x="14.301cm" svg:y="10.501cm">
          <text:p text:style-name="P2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3.017cm" svg:height="0.763cm" svg:x="17.3cm" svg:y="6.5cm">
          <draw:text-box>
            <text:p><text:span text:style-name="T1">&lt;&lt;include&gt;&gt;</text:span></text:p>
          </draw:text-box>
        </draw:frame>
        <draw:frame draw:style-name="gr15" draw:text-style-name="P6" draw:layer="layout" svg:width="3.017cm" svg:height="0.763cm" svg:x="16.3cm" svg:y="12.7cm">
          <draw:text-box>
            <text:p><text:span text:style-name="T1">&lt;&lt;include&gt;&gt;</text:span></text:p>
          </draw:text-box>
        </draw:frame>
        <draw:line draw:style-name="gr13" draw:text-style-name="P1" draw:layer="layout" svg:x1="9.5cm" svg:y1="5.5cm" svg:x2="14.6cm" svg:y2="24cm">
          <text:p/>
        </draw:line>
        <draw:line draw:style-name="gr14" draw:text-style-name="P1" draw:layer="layout" svg:x1="17.3cm" svg:y1="5cm" svg:x2="20.2cm" svg:y2="4.4cm">
          <text:p/>
        </draw:line>
        <draw:line draw:style-name="gr14" draw:text-style-name="P1" draw:layer="layout" svg:x1="17.7cm" svg:y1="5.8cm" svg:x2="20.2cm" svg:y2="7.1cm">
          <text:p/>
        </draw:line>
        <draw:line draw:style-name="gr18" draw:text-style-name="P1" draw:layer="layout" svg:x1="13.4cm" svg:y1="5.7cm" svg:x2="9.5cm" svg:y2="5.5cm">
          <text:p/>
        </draw:line>
        <draw:line draw:style-name="gr13" draw:text-style-name="P1" draw:layer="layout" svg:x1="21.3cm" svg:y1="15.5cm" svg:x2="23.8cm" svg:y2="17.1cm">
          <text:p/>
        </draw:line>
        <draw:line draw:style-name="gr19" draw:text-style-name="P1" draw:layer="layout" svg:x1="8.1cm" svg:y1="8.6cm" svg:x2="8.1cm" svg:y2="9.7cm">
          <text:p/>
        </draw:line>
        <draw:frame draw:style-name="gr10" draw:text-style-name="P4" draw:layer="layout" svg:width="6.262cm" svg:height="1.673cm" svg:x="10.338cm" svg:y="2.727cm">
          <draw:text-box>
            <text:p text:style-name="P2">«Exchange Office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8:07:32.670543255</meta:creation-date>
    <dc:date>2018-10-06T18:01:45.038097008</dc:date>
    <meta:editing-duration>PT6H17M58S</meta:editing-duration>
    <meta:editing-cycles>14</meta:editing-cycles>
    <meta:generator>LibreOffice/6.0.4.2$Linux_X86_64 LibreOffice_project/00m0$Build-2</meta:generator>
    <meta:document-statistic meta:object-count="70"/>
  </office:meta>
</office:document-meta>
</file>